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8" style:parent-style-name="Heading1" style:family="paragraph">
      <style:text-properties fo:font-weight="bold" style:font-weight-asian="bold" style:font-weight-complex="bold"/>
    </style:style>
    <style:style style:name="P9" style:parent-style-name="ListParagraph" style:family="paragraph"/>
    <style:style style:name="T10" style:parent-style-name="DefaultParagraphFont" style:family="text">
      <style:text-properties fo:language="en" fo:country="CA" style:language-asian="zh" style:country-asian="CN" style:language-complex="hi" style:country-complex="IN"/>
    </style:style>
    <style:style style:name="T11" style:parent-style-name="Hyperlink" style:family="text">
      <style:text-properties fo:language="en" fo:country="CA" style:language-asian="zh" style:country-asian="CN" style:language-complex="hi" style:country-complex="IN"/>
    </style:style>
    <style:style style:name="T12" style:parent-style-name="DefaultParagraphFont" style:family="text">
      <style:text-properties fo:language="en" fo:country="CA" style:language-asian="zh" style:country-asian="CN" style:language-complex="hi" style:country-complex="IN"/>
    </style:style>
    <style:style style:name="P13" style:parent-style-name="ListParagraph" style:family="paragraph">
      <style:text-properties fo:language="en" fo:country="CA" style:language-asian="zh" style:country-asian="CN" style:language-complex="hi" style:country-complex="IN"/>
    </style:style>
    <style:style style:name="P14" style:parent-style-name="ListParagraph" style:family="paragraph">
      <style:text-properties fo:language="en" fo:country="CA" style:language-asian="zh" style:country-asian="CN" style:language-complex="hi" style:country-complex="IN"/>
    </style:style>
    <style:style style:name="P15" style:parent-style-name="ListParagraph" style:family="paragraph">
      <style:text-properties fo:language="en" fo:country="CA" style:language-asian="zh" style:country-asian="CN" style:language-complex="hi" style:country-complex="IN"/>
    </style:style>
    <style:style style:name="P16" style:parent-style-name="ListParagraph" style:family="paragraph">
      <style:text-properties fo:language="en" fo:country="CA" style:language-asian="zh" style:country-asian="CN" style:language-complex="hi" style:country-complex="IN"/>
    </style:style>
    <style:style style:name="P17" style:parent-style-name="ListParagraph" style:family="paragraph"/>
    <style:style style:name="T18" style:parent-style-name="DefaultParagraphFont" style:family="text">
      <style:text-properties fo:language="en" fo:country="CA" style:language-asian="zh" style:country-asian="CN" style:language-complex="hi" style:country-complex="IN"/>
    </style:style>
    <style:style style:name="T19" style:parent-style-name="DefaultParagraphFont" style:family="text">
      <style:text-properties fo:language="en" fo:country="CA" style:language-asian="zh" style:country-asian="CN" style:language-complex="hi" style:country-complex="IN"/>
    </style:style>
    <style:style style:name="P20" style:parent-style-name="ListParagraph" style:family="paragraph"/>
    <style:style style:name="T21" style:parent-style-name="DefaultParagraphFont" style:family="text">
      <style:text-properties fo:language="en" fo:country="CA" style:language-asian="zh" style:country-asian="CN" style:language-complex="hi" style:country-complex="IN"/>
    </style:style>
    <style:style style:name="P22" style:parent-style-name="ListParagraph" style:family="paragraph">
      <style:text-properties fo:language="en" fo:country="CA" style:language-asian="zh" style:country-asian="CN" style:language-complex="hi" style:country-complex="IN"/>
    </style:style>
    <style:style style:name="P23" style:parent-style-name="ListParagraph" style:family="paragraph">
      <style:text-properties fo:language="en" fo:country="CA" style:language-asian="zh" style:country-asian="CN" style:language-complex="hi" style:country-complex="IN"/>
    </style:style>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text-properties style:language-asian="zh" style:country-asian="CN" style:language-complex="hi" style:country-complex="IN"/>
    </style:style>
    <style:style style:name="P29" style:parent-style-name="ListParagraph" style:family="paragraph">
      <style:text-properties style:language-asian="zh" style:country-asian="CN" style:language-complex="hi" style:country-complex="IN"/>
    </style:style>
    <style:style style:name="P30" style:parent-style-name="ListParagraph" style:family="paragraph">
      <style:text-properties style:language-asian="zh" style:country-asian="CN" style:language-complex="hi" style:country-complex="IN"/>
    </style:style>
    <style:style style:name="P31" style:parent-style-name="ListParagraph" style:family="paragraph"/>
    <style:style style:name="T32" style:parent-style-name="DefaultParagraphFont" style:family="text">
      <style:text-properties style:language-asian="zh" style:country-asian="CN" style:language-complex="hi" style:country-complex="IN"/>
    </style:style>
    <style:style style:name="P33" style:parent-style-name="Normal" style:family="paragraph">
      <style:text-properties style:language-asian="zh" style:country-asian="CN" style:language-complex="hi" style:country-complex="IN"/>
    </style:style>
    <style:style style:name="P34" style:parent-style-name="ListParagraph" style:family="paragraph">
      <style:text-properties style:language-asian="zh" style:country-asian="CN" style:language-complex="hi" style:country-complex="IN"/>
    </style:style>
    <style:style style:name="P35" style:parent-style-name="ListParagraph" style:family="paragraph">
      <style:text-properties style:language-asian="zh" style:country-asian="CN" style:language-complex="hi" style:country-complex="IN"/>
    </style:style>
    <style:style style:name="P36" style:parent-style-name="ListParagraph" style:family="paragraph">
      <style:text-properties style:language-asian="zh" style:country-asian="CN" style:language-complex="hi" style:country-complex="IN"/>
    </style:style>
    <style:style style:name="P37" style:parent-style-name="ListParagraph" style:family="paragraph">
      <style:text-properties style:language-asian="zh" style:country-asian="CN" style:language-complex="hi" style:country-complex="IN"/>
    </style:style>
    <style:style style:name="P38" style:parent-style-name="ListParagraph" style:family="paragraph">
      <style:text-properties style:language-asian="zh" style:country-asian="CN" style:language-complex="hi" style:country-complex="IN"/>
    </style:style>
    <style:style style:name="P39" style:parent-style-name="Normal" style:family="paragraph">
      <style:paragraph-properties fo:margin-left="0.25in">
        <style:tab-stops/>
      </style:paragraph-properties>
    </style:style>
    <style:style style:name="T40" style:parent-style-name="DefaultParagraphFont" style:family="text">
      <style:text-properties style:language-asian="zh" style:country-asian="CN" style:language-complex="hi" style:country-complex="IN"/>
    </style:style>
    <style:style style:name="T41" style:parent-style-name="DefaultParagraphFont" style:family="text">
      <style:text-properties style:language-asian="zh" style:country-asian="CN" style:language-complex="hi" style:country-complex="IN"/>
    </style:style>
    <style:style style:name="T42" style:parent-style-name="DefaultParagraphFont" style:family="text">
      <style:text-properties style:language-asian="zh" style:country-asian="CN" style:language-complex="hi" style:country-complex="IN"/>
    </style:style>
    <style:style style:name="T43" style:parent-style-name="DefaultParagraphFont" style:family="text">
      <style:text-properties fo:language="en" fo:country="CA" style:language-asian="zh" style:country-asian="CN" style:language-complex="hi" style:country-complex="IN"/>
    </style:style>
    <style:style style:name="T44" style:parent-style-name="DefaultParagraphFont" style:family="text">
      <style:text-properties fo:language="en" fo:country="CA" style:language-asian="zh" style:country-asian="CN" style:language-complex="hi" style:country-complex="IN"/>
    </style:style>
    <style:style style:name="P45" style:parent-style-name="Normal" style:family="paragraph">
      <style:paragraph-properties fo:margin-left="0.25in">
        <style:tab-stops/>
      </style:paragraph-properties>
      <style:text-properties fo:language="en" fo:country="CA" style:language-asian="zh" style:country-asian="CN" style:language-complex="hi" style:country-complex="IN"/>
    </style:style>
    <style:style style:name="P46" style:parent-style-name="Normal" style:family="paragraph">
      <style:paragraph-properties fo:border="0.0069in solid #000000" fo:padding="0.0138in" style:shadow="none" style:text-autospace="none" fo:margin-bottom="0in" fo:line-height="100%"/>
      <style:text-properties fo:hyphenate="true"/>
    </style:style>
    <style:style style:name="T47" style:parent-style-name="DefaultParagraphFont" style:family="text">
      <style:text-properties style:font-name="Lucida Console" style:font-name-complex="Lucida Console" fo:color="#00BF00" fo:font-size="9pt" style:font-size-asian="9pt" style:font-size-complex="9pt" fo:language="en" fo:country="CA"/>
    </style:style>
    <style:style style:name="T48" style:parent-style-name="DefaultParagraphFont" style:family="text">
      <style:text-properties style:font-name="Lucida Console" style:font-name-complex="Lucida Console" fo:color="#BF00BF" fo:font-size="9pt" style:font-size-asian="9pt" style:font-size-complex="9pt" fo:language="en" fo:country="CA"/>
    </style:style>
    <style:style style:name="T49" style:parent-style-name="DefaultParagraphFont" style:family="text">
      <style:text-properties style:font-name="Lucida Console" style:font-name-complex="Lucida Console" fo:color="#BFBF00" fo:font-size="9pt" style:font-size-asian="9pt" style:font-size-complex="9pt" fo:language="en" fo:country="CA"/>
    </style:style>
    <style:style style:name="T50" style:parent-style-name="DefaultParagraphFont" style:family="text">
      <style:text-properties style:font-name="Lucida Console" style:font-name-complex="Lucida Console" fo:color="#00BFBF" fo:font-size="9pt" style:font-size-asian="9pt" style:font-size-complex="9pt" fo:language="en" fo:country="CA"/>
    </style:style>
    <style:style style:name="P51"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font-size="9pt" style:font-size-asian="9pt" style:font-size-complex="9pt" fo:language="en" fo:country="CA" style:language-asian="zh" style:country-asian="CN" fo:hyphenate="true"/>
    </style:style>
    <style:style style:name="P52"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font-size="9pt" style:font-size-asian="9pt" style:font-size-complex="9pt" fo:language="en" fo:country="CA" style:language-asian="zh" style:country-asian="CN" fo:hyphenate="true"/>
    </style:style>
    <style:style style:name="P53" style:parent-style-name="Normal" style:family="paragraph">
      <style:paragraph-properties fo:border="0.0069in solid #000000" fo:padding="0.0138in" style:shadow="none" style:text-autospace="none" fo:margin-bottom="0in" fo:line-height="100%"/>
      <style:text-properties fo:hyphenate="true"/>
    </style:style>
    <style:style style:name="T54" style:parent-style-name="DefaultParagraphFont" style:family="text">
      <style:text-properties style:font-name="Lucida Console" style:font-name-asian="Noto Serif CJK SC" style:font-name-complex="Lucida Console" fo:font-size="9pt" style:font-size-asian="9pt" style:font-size-complex="9pt" fo:language="en" fo:country="CA" style:language-asian="zh" style:country-asian="CN"/>
    </style:style>
    <style:style style:name="T55" style:parent-style-name="DefaultParagraphFont" style:family="text">
      <style:text-properties style:font-name="Lucida Console" style:font-name-asian="Noto Serif CJK SC" style:font-name-complex="Lucida Console" fo:color="#BF0000" fo:font-size="9pt" style:font-size-asian="9pt" style:font-size-complex="9pt" fo:language="en" fo:country="CA" style:language-asian="zh" style:country-asian="CN"/>
    </style:style>
    <style:style style:name="T56" style:parent-style-name="DefaultParagraphFont" style:family="text">
      <style:text-properties style:font-name="Lucida Console" style:font-name-asian="Noto Serif CJK SC" style:font-name-complex="Lucida Console" fo:font-size="9pt" style:font-size-asian="9pt" style:font-size-complex="9pt" fo:language="en" fo:country="CA" style:language-asian="zh" style:country-asian="CN"/>
    </style:style>
    <style:style style:name="P57"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color="#BF0000" fo:font-size="9pt" style:font-size-asian="9pt" style:font-size-complex="9pt" fo:language="en" fo:country="CA" style:language-asian="zh" style:country-asian="CN" fo:hyphenate="true"/>
    </style:style>
    <style:style style:name="P58"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color="#BFBF00" fo:font-size="9pt" style:font-size-asian="9pt" style:font-size-complex="9pt" fo:language="en" fo:country="CA" style:language-asian="zh" style:country-asian="CN" fo:hyphenate="true"/>
    </style:style>
    <style:style style:name="P59"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color="#BFBF00" fo:font-size="9pt" style:font-size-asian="9pt" style:font-size-complex="9pt" fo:language="en" fo:country="CA" style:language-asian="zh" style:country-asian="CN" fo:hyphenate="true"/>
    </style:style>
    <style:style style:name="P60"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color="#BFBF00" fo:font-size="9pt" style:font-size-asian="9pt" style:font-size-complex="9pt" fo:language="en" fo:country="CA" style:language-asian="zh" style:country-asian="CN" fo:hyphenate="true"/>
    </style:style>
    <style:style style:name="P61"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color="#BFBF00" fo:font-size="9pt" style:font-size-asian="9pt" style:font-size-complex="9pt" fo:language="en" fo:country="CA" style:language-asian="zh" style:country-asian="CN" fo:hyphenate="true"/>
    </style:style>
    <style:style style:name="P62"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color="#BFBF00" fo:font-size="9pt" style:font-size-asian="9pt" style:font-size-complex="9pt" fo:language="en" fo:country="CA" style:language-asian="zh" style:country-asian="CN" fo:hyphenate="true"/>
    </style:style>
    <style:style style:name="P63" style:parent-style-name="Normal" style:family="paragraph">
      <style:text-properties fo:language="en" fo:country="CA" style:language-asian="zh" style:country-asian="CN" style:language-complex="hi" style:country-complex="IN"/>
    </style:style>
    <style:style style:name="P64" style:parent-style-name="Normal" style:family="paragraph">
      <style:paragraph-properties fo:margin-left="0.25in">
        <style:tab-stops/>
      </style:paragraph-properties>
    </style:style>
    <style:style style:name="T65" style:parent-style-name="DefaultParagraphFont" style:family="text">
      <style:text-properties fo:language="en" fo:country="CA" style:language-asian="zh" style:country-asian="CN" style:language-complex="hi" style:country-complex="IN"/>
    </style:style>
    <style:style style:name="T66" style:parent-style-name="DefaultParagraphFont" style:family="text">
      <style:text-properties fo:language="en" fo:country="CA" style:language-asian="zh" style:country-asian="CN" style:language-complex="hi" style:country-complex="IN"/>
    </style:style>
    <style:style style:name="T67" style:parent-style-name="DefaultParagraphFont" style:family="text">
      <style:text-properties fo:language="en" fo:country="CA" style:language-asian="zh" style:country-asian="CN" style:language-complex="hi" style:country-complex="IN"/>
    </style:style>
    <style:style style:name="T68" style:parent-style-name="DefaultParagraphFont" style:family="text">
      <style:text-properties fo:language="en" fo:country="CA" style:language-asian="zh" style:country-asian="CN" style:language-complex="hi" style:country-complex="IN"/>
    </style:style>
    <style:style style:name="P69" style:parent-style-name="Normal" style:family="paragraph">
      <style:paragraph-properties fo:margin-left="0.25in">
        <style:tab-stops/>
      </style:paragraph-properties>
      <style:text-properties style:language-asian="zh" style:country-asian="CN" style:language-complex="hi" style:country-complex="IN"/>
    </style:style>
    <style:style style:name="P70" style:parent-style-name="Normal" style:family="paragraph">
      <style:paragraph-properties fo:break-before="page"/>
      <style:text-properties fo:font-weight="bold" style:font-weight-asian="bold" style:font-weight-complex="bold" fo:color="#FF0000" style:language-asian="zh" style:country-asian="CN" style:language-complex="hi" style:country-complex="IN" fo:hyphenate="true"/>
    </style:style>
    <style:style style:name="P71" style:parent-style-name="Normal" style:family="paragraph">
      <style:paragraph-properties fo:margin-left="0.25in">
        <style:tab-stops/>
      </style:paragraph-properties>
      <style:text-properties fo:font-weight="bold" style:font-weight-asian="bold" style:font-weight-complex="bold" fo:color="#FF0000" style:language-asian="zh" style:country-asian="CN" style:language-complex="hi" style:country-complex="IN"/>
    </style:style>
    <style:style style:name="P72" style:parent-style-name="Normal" style:family="paragraph">
      <style:paragraph-properties fo:margin-left="0.25in">
        <style:tab-stops/>
      </style:paragraph-properties>
      <style:text-properties style:language-asian="zh" style:country-asian="CN" style:language-complex="hi" style:country-complex="IN"/>
    </style:style>
    <style:style style:name="P73" style:parent-style-name="Normal" style:family="paragraph">
      <style:paragraph-properties fo:margin-left="0.25in">
        <style:tab-stops/>
      </style:paragraph-properties>
      <style:text-properties fo:font-weight="bold" style:font-weight-asian="bold" style:font-weight-complex="bold" style:language-asian="zh" style:country-asian="CN" style:language-complex="hi" style:country-complex="IN"/>
    </style:style>
    <style:style style:name="P74" style:parent-style-name="ListParagraph" style:family="paragraph">
      <style:text-properties style:language-asian="zh" style:country-asian="CN" style:language-complex="hi" style:country-complex="IN"/>
    </style:style>
    <style:style style:name="P75" style:parent-style-name="ListParagraph" style:family="paragraph">
      <style:text-properties style:language-asian="zh" style:country-asian="CN" style:language-complex="hi" style:country-complex="IN"/>
    </style:style>
    <style:style style:name="P76" style:parent-style-name="ListParagraph" style:family="paragraph">
      <style:text-properties style:language-asian="zh" style:country-asian="CN" style:language-complex="hi" style:country-complex="IN"/>
    </style:style>
    <style:style style:name="P77" style:parent-style-name="ListParagraph" style:family="paragraph">
      <style:text-properties style:language-asian="zh" style:country-asian="CN" style:language-complex="hi" style:country-complex="IN"/>
    </style:style>
    <style:style style:name="P78" style:parent-style-name="ListParagraph" style:family="paragraph">
      <style:text-properties style:language-asian="zh" style:country-asian="CN" style:language-complex="hi" style:country-complex="IN"/>
    </style:style>
    <style:style style:name="P79" style:parent-style-name="ListParagraph" style:family="paragraph">
      <style:text-properties style:language-asian="zh" style:country-asian="CN" style:language-complex="hi" style:country-complex="IN"/>
    </style:style>
    <style:style style:name="P80" style:parent-style-name="ListParagraph" style:family="paragraph">
      <style:text-properties style:language-asian="zh" style:country-asian="CN" style:language-complex="hi" style:country-complex="IN"/>
    </style:style>
    <style:style style:name="P81" style:parent-style-name="ListParagraph" style:family="paragraph">
      <style:text-properties style:language-asian="zh" style:country-asian="CN" style:language-complex="hi" style:country-complex="IN"/>
    </style:style>
    <style:style style:name="P82" style:parent-style-name="ListParagraph" style:family="paragraph">
      <style:text-properties style:language-asian="zh" style:country-asian="CN" style:language-complex="hi" style:country-complex="IN"/>
    </style:style>
    <style:style style:name="P83" style:parent-style-name="Normal" style:family="paragraph">
      <style:paragraph-properties fo:margin-left="0.25in">
        <style:tab-stops/>
      </style:paragraph-properties>
    </style:style>
    <style:style style:name="T84" style:parent-style-name="DefaultParagraphFont" style:family="text">
      <style:text-properties fo:language="fr" fo:country="CA" style:language-asian="zh" style:country-asian="CN" style:language-complex="hi" style:country-complex="IN"/>
    </style:style>
    <style:style style:name="T85" style:parent-style-name="Hyperlink" style:family="text">
      <style:text-properties fo:language="fr" fo:country="CA" style:language-asian="zh" style:country-asian="CN" style:language-complex="hi" style:country-complex="IN"/>
    </style:style>
    <style:style style:name="P86" style:parent-style-name="Normal" style:family="paragraph">
      <style:paragraph-properties fo:margin-left="0.25in">
        <style:tab-stops/>
      </style:paragraph-properties>
      <style:text-properties fo:font-weight="bold" style:font-weight-asian="bold" style:font-weight-complex="bold" fo:language="fr" fo:country="CA" style:language-asian="zh" style:country-asian="CN" style:language-complex="hi" style:country-complex="IN"/>
    </style:style>
    <style:style style:name="P87" style:parent-style-name="ListParagraph" style:family="paragraph"/>
    <style:style style:name="T88" style:parent-style-name="DefaultParagraphFont" style:family="text">
      <style:text-properties fo:language="en" fo:country="CA" style:language-asian="zh" style:country-asian="CN" style:language-complex="hi" style:country-complex="IN"/>
    </style:style>
    <style:style style:name="T89" style:parent-style-name="DefaultParagraphFont" style:family="text">
      <style:text-properties fo:language="en" fo:country="CA" style:language-asian="zh" style:country-asian="CN" style:language-complex="hi" style:country-complex="IN"/>
    </style:style>
    <style:style style:name="T90" style:parent-style-name="DefaultParagraphFont" style:family="text">
      <style:text-properties fo:language="en" fo:country="CA" style:language-asian="zh" style:country-asian="CN" style:language-complex="hi" style:country-complex="IN"/>
    </style:style>
    <style:style style:name="P91" style:parent-style-name="ListParagraph" style:family="paragraph">
      <style:text-properties fo:language="en" fo:country="CA" style:language-asian="zh" style:country-asian="CN" style:language-complex="hi" style:country-complex="IN"/>
    </style:style>
    <style:style style:name="P92" style:parent-style-name="ListParagraph" style:family="paragraph">
      <style:text-properties fo:language="fr" fo:country="CA" style:language-asian="zh" style:country-asian="CN" style:language-complex="hi" style:country-complex="IN"/>
    </style:style>
    <style:style style:name="P93" style:parent-style-name="ListParagraph" style:family="paragraph">
      <style:text-properties fo:language="fr" fo:country="CA" style:language-asian="zh" style:country-asian="CN" style:language-complex="hi" style:country-complex="IN"/>
    </style:style>
    <style:style style:name="P94" style:parent-style-name="ListParagraph" style:family="paragraph">
      <style:text-properties fo:language="fr" fo:country="CA" style:language-asian="zh" style:country-asian="CN" style:language-complex="hi" style:country-complex="IN"/>
    </style:style>
    <style:style style:name="P95" style:parent-style-name="ListParagraph" style:family="paragraph">
      <style:text-properties fo:language="en" fo:country="CA" style:language-asian="zh" style:country-asian="CN" style:language-complex="hi" style:country-complex="IN"/>
    </style:style>
    <style:style style:name="P96" style:parent-style-name="ListParagraph" style:family="paragraph">
      <style:text-properties fo:language="en" fo:country="CA" style:language-asian="zh" style:country-asian="CN" style:language-complex="hi" style:country-complex="IN"/>
    </style:style>
    <style:style style:name="P97" style:parent-style-name="ListParagraph" style:family="paragraph">
      <style:text-properties fo:language="en" fo:country="CA" style:language-asian="zh" style:country-asian="CN" style:language-complex="hi" style:country-complex="IN"/>
    </style:style>
    <style:style style:name="P98" style:parent-style-name="ListParagraph" style:family="paragraph">
      <style:text-properties fo:language="en" fo:country="CA" style:language-asian="zh" style:country-asian="CN" style:language-complex="hi" style:country-complex="IN"/>
    </style:style>
    <style:style style:name="P99" style:parent-style-name="ListParagraph" style:family="paragraph">
      <style:text-properties fo:language="en" fo:country="CA" style:language-asian="zh" style:country-asian="CN" style:language-complex="hi" style:country-complex="IN"/>
    </style:style>
    <style:style style:name="P100" style:parent-style-name="ListParagraph" style:family="paragraph">
      <style:text-properties fo:language="en" fo:country="CA" style:language-asian="zh" style:country-asian="CN" style:language-complex="hi" style:country-complex="IN"/>
    </style:style>
    <style:style style:name="P101" style:parent-style-name="ListParagraph" style:family="paragraph">
      <style:text-properties fo:language="en" fo:country="CA" style:language-asian="zh" style:country-asian="CN" style:language-complex="hi" style:country-complex="IN"/>
    </style:style>
    <style:style style:name="P102" style:parent-style-name="ListParagraph" style:family="paragraph">
      <style:text-properties fo:language="en" fo:country="CA" style:language-asian="zh" style:country-asian="CN" style:language-complex="hi" style:country-complex="IN"/>
    </style:style>
    <style:style style:name="P103" style:parent-style-name="ListParagraph" style:family="paragraph">
      <style:text-properties fo:language="en" fo:country="CA" style:language-asian="zh" style:country-asian="CN" style:language-complex="hi" style:country-complex="IN"/>
    </style:style>
    <style:style style:name="T104" style:parent-style-name="DefaultParagraphFont" style:family="text">
      <style:text-properties fo:language="fr" fo:country="CA" style:language-asian="zh" style:country-asian="CN" style:language-complex="hi" style:country-complex="IN"/>
    </style:style>
    <style:style style:name="T105" style:parent-style-name="Hyperlink" style:family="text">
      <style:text-properties fo:language="fr" fo:country="CA" style:language-asian="zh" style:country-asian="CN" style:language-complex="hi" style:country-complex="IN"/>
    </style:style>
    <style:style style:name="P106" style:parent-style-name="ListParagraph" style:family="paragraph">
      <style:text-properties fo:language="en" fo:country="CA" style:language-asian="zh" style:country-asian="CN" style:language-complex="hi" style:country-complex="IN"/>
    </style:style>
    <style:style style:name="P107" style:parent-style-name="ListParagraph" style:family="paragraph">
      <style:text-properties fo:language="en" fo:country="CA" style:language-asian="zh" style:country-asian="CN" style:language-complex="hi" style:country-complex="IN"/>
    </style:style>
    <style:style style:name="T108" style:parent-style-name="DefaultParagraphFont" style:family="text">
      <style:text-properties fo:language="en" fo:country="CA" style:language-asian="zh" style:country-asian="CN" style:language-complex="hi" style:country-complex="IN"/>
    </style:style>
    <style:style style:name="T109" style:parent-style-name="DefaultParagraphFont" style:family="text">
      <style:text-properties fo:font-weight="bold" style:font-weight-asian="bold" style:font-weight-complex="bold" fo:color="#FF0000" fo:language="en" fo:country="CA" style:language-asian="zh" style:country-asian="CN" style:language-complex="hi" style:country-complex="IN"/>
    </style:style>
    <style:style style:name="T110" style:parent-style-name="DefaultParagraphFont" style:family="text">
      <style:text-properties fo:language="en" fo:country="CA" style:language-asian="zh" style:country-asian="CN" style:language-complex="hi" style:country-complex="IN"/>
    </style:style>
    <style:style style:name="T111" style:parent-style-name="DefaultParagraphFont" style:family="text">
      <style:text-properties fo:font-weight="bold" style:font-weight-asian="bold" style:font-weight-complex="bold" fo:color="#FF0000" fo:language="en" fo:country="CA" style:language-asian="zh" style:country-asian="CN" style:language-complex="hi" style:country-complex="IN"/>
    </style:style>
    <style:style style:name="T112" style:parent-style-name="DefaultParagraphFont" style:family="text">
      <style:text-properties fo:language="en" fo:country="CA" style:language-asian="zh" style:country-asian="CN" style:language-complex="hi" style:country-complex="IN"/>
    </style:style>
    <style:style style:name="P113" style:parent-style-name="ListParagraph" style:family="paragraph">
      <style:text-properties fo:language="en" fo:country="CA" style:language-asian="zh" style:country-asian="CN" style:language-complex="hi" style:country-complex="IN"/>
    </style:style>
    <style:style style:name="P114" style:parent-style-name="ListParagraph" style:family="paragraph">
      <style:text-properties fo:language="en" fo:country="CA" style:language-asian="zh" style:country-asian="CN" style:language-complex="hi" style:country-complex="IN"/>
    </style:style>
    <style:style style:name="P115" style:parent-style-name="ListParagraph" style:family="paragraph">
      <style:paragraph-properties fo:border="0.0069in solid #000000" fo:padding-top="0.0138in" fo:padding-left="0.0555in" fo:padding-bottom="0.0138in" fo:padding-right="0.0555in" style:shadow="none"/>
    </style:style>
    <style:style style:name="T116" style:parent-style-name="DefaultParagraphFont" style:family="text">
      <style:text-properties style:font-name="Lucida Console" style:font-name-complex="Lucida Console" fo:font-size="9pt" style:font-size-asian="9pt" style:font-size-complex="9pt" fo:language="en" fo:country="CA"/>
    </style:style>
    <style:style style:name="P117" style:parent-style-name="Normal" style:family="paragraph">
      <style:text-properties fo:language="en" fo:country="CA" style:language-asian="zh" style:country-asian="CN" style:language-complex="hi" style:country-complex="IN"/>
    </style:style>
    <style:style style:name="P118" style:parent-style-name="Normal" style:family="paragraph">
      <style:text-properties fo:language="en" fo:country="CA" style:language-asian="zh" style:country-asian="CN" style:language-complex="hi" style:country-complex="IN"/>
    </style:style>
    <style:style style:name="P119" style:parent-style-name="Normal" style:family="paragraph">
      <style:text-properties fo:language="en" fo:country="CA" style:language-asian="zh" style:country-asian="CN" style:language-complex="hi" style:country-complex="IN"/>
    </style:style>
    <style:style style:name="P120" style:parent-style-name="ListParagraph" style:family="paragraph">
      <style:text-properties fo:language="en" fo:country="CA" style:language-asian="zh" style:country-asian="CN" style:language-complex="hi" style:country-complex="IN"/>
    </style:style>
    <style:style style:name="P121" style:parent-style-name="Normal" style:family="paragraph">
      <style:text-properties style:font-name="Liberation Sans" style:font-name-asian="Noto Sans CJK SC" fo:font-weight="bold" style:font-weight-asian="bold" style:font-weight-complex="bold" style:letter-kerning="true" fo:font-size="14pt" style:font-size-asian="14pt" style:font-size-complex="14pt" fo:language="en" fo:country="CA" style:language-asian="zh" style:country-asian="CN" style:language-complex="hi" style:country-complex="IN" fo:hyphenate="true"/>
    </style:style>
    <style:style style:name="P122" style:parent-style-name="Normal" style:family="paragraph">
      <style:paragraph-properties fo:break-before="page"/>
      <style:text-properties fo:hyphenate="true"/>
    </style:style>
    <style:style style:name="P123" style:parent-style-name="ListParagraph" style:family="paragraph">
      <style:text-properties fo:language="en" fo:country="CA" style:language-asian="zh" style:country-asian="CN" style:language-complex="hi" style:country-complex="IN"/>
    </style:style>
    <style:style style:name="P124" style:parent-style-name="ListParagraph" style:family="paragraph">
      <style:text-properties fo:language="en" fo:country="CA" style:language-asian="zh" style:country-asian="CN" style:language-complex="hi" style:country-complex="IN"/>
    </style:style>
    <style:style style:name="P125" style:parent-style-name="ListParagraph" style:family="paragraph">
      <style:text-properties fo:language="en" fo:country="CA" style:language-asian="zh" style:country-asian="CN" style:language-complex="hi" style:country-complex="IN"/>
    </style:style>
    <style:style style:name="P126" style:parent-style-name="Normal" style:family="paragraph">
      <style:text-properties fo:language="en" fo:country="CA" style:language-asian="zh" style:country-asian="CN" style:language-complex="hi" style:country-complex="IN"/>
    </style:style>
    <style:style style:name="P127" style:parent-style-name="Normal" style:family="paragraph">
      <style:paragraph-properties fo:break-before="page"/>
      <style:text-properties fo:language="en" fo:country="CA" style:language-asian="zh" style:country-asian="CN" style:language-complex="hi" style:country-complex="IN" fo:hyphenate="true"/>
    </style:style>
    <style:style style:name="P128" style:parent-style-name="Heading1" style:family="paragraph">
      <style:text-properties fo:language="en" fo:country="CA" style:language-asian="zh" style:country-asian="CN" style:language-complex="hi" style:country-complex="IN"/>
    </style:style>
    <style:style style:name="P129" style:parent-style-name="Normal" style:family="paragraph">
      <style:text-properties fo:language="en" fo:country="CA" style:language-asian="zh" style:country-asian="CN" style:language-complex="hi" style:country-complex="IN"/>
    </style:style>
  </office:automatic-styles>
  <office:body>
    <office:text text:use-soft-page-breaks="true">
      <text:p text:style-name="P1">INSTALL</text:p>
      <text:p text:style-name="Normal"/>
      <text:p text:style-name="Normal">The following installation process guideline describes the necessary steps to take to set up a web server and deploy a website online. This installation process was performed on Debian 11 “Bullseye” but may be done on other<text:s/>GNU/Linux distributions as well (please refer to the manual of your distribution for further clarifications).<text:s/></text:p>
      <text:p text:style-name="Normal"/>
      <text:h text:style-name="P8" text:outline-level="1">Setting up a public repository to manage the website content</text:h>
      <text:h text:style-name="Heading2" text:outline-level="2">Setting up the remote repository on GitHub</text:h>
      <text:list text:style-name="LFO1" text:continue-numbering="true">
        <text:list-item>
          <text:p text:style-name="P9"><text:span text:style-name="T10">Go to the GitHub website (</text:span><text:a xlink:href="https://github.com/" office:target-frame-name="_top" xlink:show="replace"><text:span text:style-name="T11">https://github.com/</text:span></text:a><text:span text:style-name="T12">) and login to your GitHub account (‘Sign In’); if not already done, create an account by clicking ‘Sign Up’ and follow the steps.</text:span></text:p>
        </text:list-item>
        <text:list-item>
          <text:p text:style-name="P13">Create a new repository by clicking the ‘New’ button and follow the steps:</text:p>
          <text:list text:continue-numbering="true">
            <text:list-item>
              <text:p text:style-name="P14">Choose a<text:s/>repository name</text:p>
            </text:list-item>
            <text:list-item>
              <text:p text:style-name="P15">Write a description (optional)</text:p>
            </text:list-item>
            <text:list-item>
              <text:p text:style-name="P16">Choose the option to make the repository ‘Public’ or ‘Private’ (for the purpose of this website, the repository is public)</text:p>
            </text:list-item>
            <text:list-item>
              <text:p text:style-name="P17"><text:span text:style-name="T18">Initialize the repository with a README file and a license (the license we have chose</text:span><text:span text:style-name="T19">n for this website is the ‘</text:span>GNU General Public License v3.0’)</text:p>
            </text:list-item>
          </text:list>
        </text:list-item>
      </text:list>
      <text:h text:style-name="Heading2" text:outline-level="2"/>
      <text:h text:style-name="Heading2" text:outline-level="2">Setting up the local repository on your GNU/Linux machine</text:h>
      <text:list text:style-name="LFO2" text:continue-numbering="true">
        <text:list-item>
          <text:p text:style-name="P20"><text:span text:style-name="T21">Install the local Git client on your machine through the terminal with the following command:<text:s/></text:span>apt install git</text:p>
        </text:list-item>
      </text:list>
      <text:p text:style-name="P22">Note you may need to<text:s/>install by using the sudo command or by login into the superuser account</text:p>
      <text:list text:style-name="LFO2" text:continue-numbering="true">
        <text:list-item>
          <text:p text:style-name="P23">Set up the basic Git configuration with the following commands:</text:p>
          <text:list text:continue-numbering="true">
            <text:list-item>
              <text:p text:style-name="P24">git config --global user.name "username": replace the username with your GitHub username</text:p>
            </text:list-item>
            <text:list-item>
              <text:p text:style-name="P25">git config --global user.email<text:s/>"email": replace the email with your email (should be the same that was used to sign up with GitHub)</text:p>
            </text:list-item>
            <text:list-item>
              <text:p text:style-name="P26">git config --global core.editor "vim": choose your preferred text editor, in this case vim was chosen</text:p>
            </text:list-item>
            <text:list-item>
              <text:p text:style-name="P27">git config --global –list: use this command to verify the configuration</text:p>
            </text:list-item>
          </text:list>
        </text:list-item>
        <text:list-item>
          <text:p text:style-name="P28">Clone the remote repository to your local machine:</text:p>
          <text:list text:continue-numbering="true">
            <text:list-item>
              <text:p text:style-name="P29">Either navigate to the folder where you want to save the repository using the cd command (e.g. cd Documents) or specify the folder when you use the clone command</text:p>
            </text:list-item>
            <text:list-item>
              <text:p text:style-name="P30">Copy the repository URL<text:s/>from GitHub (click the ‘Code’ button to see the HTTPS URL)</text:p>
            </text:list-item>
            <text:list-item>
              <text:p text:style-name="P31"><text:span text:style-name="T32">Clone the repository through the terminal using the following command:<text:s/></text:span>git clone URL (replace URL with the repository URL)</text:p>
            </text:list-item>
          </text:list>
        </text:list-item>
      </text:list>
      <text:p text:style-name="P33"/>
      <text:h text:style-name="Heading2" text:outline-level="2">Pushing changes from the local to the remote repository</text:h>
      <text:list text:style-name="LFO3" text:continue-numbering="true">
        <text:list-item>
          <text:p text:style-name="P34">After creating a<text:s/>file in the local project repository, add the file in the working directory to the staging area (this file will be “staged” to the commit) by using the following command: git add “filename” (replace filename with the name of the file to be added)</text:p>
        </text:list-item>
        <text:list-item>
          <text:p text:style-name="P35">Commit<text:s/>the file staged in your local repository by using the command: git commit -m “massage” (replace message with a description or message pertaining to the changes that were made to the file or repository).</text:p>
        </text:list-item>
        <text:list-item>
          <text:p text:style-name="P36">Push the file in your local repository to GitHub with<text:s/>the command: git push. It will ask for your GitHub username and password.<text:s/>If there are no<text:s/>conflicts***, the changes<text:s/>will made in your local repository will be pushed to the remote repository on GitHub.</text:p>
        </text:list-item>
        <text:list-item>
          <text:p text:style-name="P37">Use the same steps to commit and push a file that has been modified/deleted or to push multiple files that have been created/modified/deleted, and even folders, to the GitHub remote<text:s/>repository.<text:s/></text:p>
        </text:list-item>
      </text:list>
      <text:p text:style-name="P38"/>
      <text:p text:style-name="P39"><text:span text:style-name="T40">*</text:span><text:span text:style-name="T41">**</text:span><text:span text:style-name="T42"><text:s/>A conflict will occur if you try to push to the remote repository, but your changes are based in an older version than what is currently online.<text:s/></text:span><text:span text:style-name="T43">Usually, you should make sure to pull from the remote repository before continuing to work on a project in your local repository, especially if you are working with multiple developers. However, another developer might push changes to the remote repository while you are working, which will then create a conflict when you try to push. The command line will notify you that there are conflicts and ask you to rectify them before attempting to push again.</text:span><text:span text:style-name="T44"><text:s/></text:span></text:p>
      <text:p text:style-name="P45">Example<text:s/>of a conflict message (done using Git Bash on a Windows Machine in this case):</text:p>
      <text:p text:style-name="P46"><text:span text:style-name="T47">veron@DESKTOP-OISU7SF<text:s/></text:span><text:span text:style-name="T48">MINGW64<text:s/></text:span><text:span text:style-name="T49">~/Documents/Computer Science Program/Semester 3/Unix/Final-Project</text:span><text:span text:style-name="T50"><text:s/>(main)</text:span></text:p>
      <text:p text:style-name="P51">$ git push</text:p>
      <text:p text:style-name="P52">To https://github.com/VeroKar/Final-Project.git</text:p>
      <text:p text:style-name="P53"><text:span text:style-name="T54"><text:s/></text:span><text:span text:style-name="T55">! [rejected] <text:s text:c="6"/></text:span><text:span text:style-name="T56"><text:s/>main -&gt; main (fetch first)</text:span></text:p>
      <text:p text:style-name="P57">error: failed to push some refs to 'https://github.com/VeroKar/Final-Project.git'</text:p>
      <text:p text:style-name="P58">hint: Updates were rejected because the remote contains work that you do</text:p>
      <text:p text:style-name="P59">hint: not have locally. This is usually caused by another repository pushing</text:p>
      <text:p text:style-name="P60">hint: to the same ref. You may want to first integrate the remote changes</text:p>
      <text:p text:style-name="P61">hint: (e.g., 'git pull ...') before pushing again.</text:p>
      <text:p text:style-name="P62">hint: See the 'Note about fast-forwards' in 'git push --help' for details.</text:p>
      <text:p text:style-name="P63"/>
      <text:p text:style-name="P64"><text:span text:style-name="T65">To do so, you will need to first pull the changes from the remote repository, and depending on the changes, Git may either automatically merge the files (if new files were added by the other developer) or ask you to manually fix the conflicts (if existing files were modified</text:span><text:span text:style-name="T66"><text:s/>by the other developer</text:span><text:span text:style-name="T67">).</text:span><text:span text:style-name="T68"><text:s/>After fixing the conflicts, push again to the remote repository.</text:span></text:p>
      <text:p text:style-name="P69"/>
      <text:p text:style-name="P70"/>
      <text:soft-page-break/>
      <text:p text:style-name="P71">UPDATE</text:p>
      <text:p text:style-name="P72">Beginning August 13, 2021, GitHub will no longer accept account passwords when authenticating Git operations on GitHub.com. This affects command line access, desktop applications using Git (GitHub Desktop is unaffected), and any apps/services that access Git repositories on GitHub.com directly using your password. To push to GitHub, you will need to either create a personal access token or use SSH keys to authenticate Git operations.</text:p>
      <text:p text:style-name="P73">Using personal tokens:</text:p>
      <text:list text:style-name="LFO4" text:continue-numbering="true">
        <text:list-item>
          <text:p text:style-name="P74">In the upper-right corner of any page, click your profile icon, then click Settings.</text:p>
        </text:list-item>
        <text:list-item>
          <text:p text:style-name="P75">In the left sidebar, click Developer settings.</text:p>
        </text:list-item>
        <text:list-item>
          <text:p text:style-name="P76">In the left sidebar, click Personal access tokens.</text:p>
        </text:list-item>
        <text:list-item>
          <text:p text:style-name="P77">Click Generate new token.</text:p>
        </text:list-item>
        <text:list-item>
          <text:p text:style-name="P78">Give your token a descriptive name.</text:p>
        </text:list-item>
        <text:list-item>
          <text:p text:style-name="P79">Select an expiration date</text:p>
        </text:list-item>
        <text:list-item>
          <text:p text:style-name="P80">Select the<text:s/>scopes/permissions to grant this token (for this project everything from ‘repo’ was selected)</text:p>
        </text:list-item>
        <text:list-item>
          <text:p text:style-name="P81">Click Generate token.</text:p>
        </text:list-item>
        <text:list-item>
          <text:p text:style-name="P82">Copy-paste the token and save it somewhere safe.</text:p>
        </text:list-item>
      </text:list>
      <text:p text:style-name="P83"><text:span text:style-name="T84">Source:<text:s/></text:span><text:a xlink:href="https://docs.github.com/en/authentication/keeping-your-account-and-data-secure/creating-a-personal-access-token" office:target-frame-name="_top" xlink:show="replace"><text:span text:style-name="T85">https://docs.github.com/en/authentication/keeping-your-account-and-data-secure/creating-a-personal-access-token</text:span></text:a></text:p>
      <text:p text:style-name="P86">Using SSH :</text:p>
      <text:list text:style-name="LFO7" text:continue-numbering="true">
        <text:list-item>
          <text:p text:style-name="P87"><text:span text:style-name="T88">Frist, v</text:span><text:span text:style-name="T89">erify that you have a “.ssh” folder in your $HOME directory. If the folder does not exist, create it</text:span><text:span text:style-name="T90"><text:s/>using:<text:s/></text:span>mkdir ~/.ssh</text:p>
        </text:list-item>
        <text:list-item>
          <text:p text:style-name="P91">In the command terminal, generate a public/private<text:s/>SSH key pair using the following command:</text:p>
        </text:list-item>
      </text:list>
      <text:p text:style-name="P92">ssh-keygen -t rsa -C "email"</text:p>
      <text:p text:style-name="P93">or</text:p>
      <text:p text:style-name="P94">ssh-keygen -t rsa -b 4096 -C "email"</text:p>
      <text:p text:style-name="P95">where email is your email address (the same one you use for your GitHub account)</text:p>
      <text:p text:style-name="P96">This will generate a SSH key pair, one private<text:s/>key to be kept safe on your local machine (a file named id_rsa), and one public key to share with an external party (a file named id_rsa.pub).</text:p>
      <text:list text:style-name="LFO7" text:continue-numbering="true">
        <text:list-item>
          <text:p text:style-name="P97">Copy the contents of the public SSH key, i.e. the file named id_rsa.pub (it should be located in the .ssh folder); use a text editor to<text:s/>open the file and copy the contents, or use the cat command to view the contents and copy them. To directly copy the contents, you can also use the xclip command, but you will need to install the xclip package beforehand:<text:s/>xclip -sel clip &lt; ~/.ssh/id_rsa.pub</text:p>
        </text:list-item>
        <text:list-item>
          <text:p text:style-name="P98">Copy the public SSH key to your GitHub account:</text:p>
          <text:list text:continue-numbering="true">
            <text:list-item>
              <text:p text:style-name="P99">Click on your profile icon on you GitHub account and go to Settings.</text:p>
            </text:list-item>
            <text:list-item>
              <text:p text:style-name="P100">In the side menu, go to SSH and GPG keys.</text:p>
            </text:list-item>
            <text:list-item>
              <text:p text:style-name="P101">Click on the ‘New SSH key’ button in the SSH keys section to add a new key.</text:p>
            </text:list-item>
            <text:list-item>
              <text:p text:style-name="P102">Give a descriptive<text:s/>title to the key and paste the public SSH key you copied in step 3.</text:p>
            </text:list-item>
          </text:list>
        </text:list-item>
        <text:list-item>
          <text:p text:style-name="P103">Test the SSH key by doing the following command:<text:s/></text:p>
        </text:list-item>
      </text:list>
      <text:soft-page-break/>
      <text:p text:style-name="ListParagraph"><text:span text:style-name="T104">ssh -T<text:s/></text:span><text:a xlink:href="mailto:git@github.com" office:target-frame-name="_top" xlink:show="replace"><text:span text:style-name="T105">git@github.com</text:span></text:a></text:p>
      <text:p text:style-name="P106">Enter yes when asked whether you want to continue connecting.</text:p>
      <text:list text:style-name="LFO7" text:continue-numbering="true">
        <text:list-item>
          <text:p text:style-name="P107">Then change<text:s/>directory into the local clone of your repository (if you're not already there) and run:</text:p>
        </text:list-item>
      </text:list>
      <text:p text:style-name="ListParagraph"><text:span text:style-name="T108">git remote set-url origin git@github.com:</text:span><text:span text:style-name="T109">username</text:span><text:span text:style-name="T110">/</text:span><text:span text:style-name="T111">your-repository</text:span><text:span text:style-name="T112">.git</text:span></text:p>
      <text:p text:style-name="P113">where username is your GitHub username and your-repository is the name of the project’s repository on GitHub.</text:p>
      <text:p text:style-name="P114">Example:</text:p>
      <text:p text:style-name="P115"><text:span text:style-name="T116">git remote set-url origin git@github.com:VeroKar/Final-Project.git</text:span></text:p>
      <text:p text:style-name="P117"/>
      <text:p text:style-name="P118">After setting up the SSH key, try to push the changes to the remote repository again, it should now function normally.</text:p>
      <text:p text:style-name="P119"/>
      <text:p text:style-name="P120"/>
      <text:p text:style-name="P121"/>
      <text:p text:style-name="P122"/>
      <text:soft-page-break/>
      <text:h text:style-name="Heading2" text:outline-level="2">Pulling changes from the remote to the local repository</text:h>
      <text:list text:style-name="LFO5" text:continue-numbering="true">
        <text:list-item>
          <text:p text:style-name="P123">Using the terminal commands as previously, either navigate to the folder where<text:s/>the project is located<text:s/>or<text:s/>specify the folder when you use the<text:s/>pull<text:s/>command</text:p>
        </text:list-item>
        <text:list-item>
          <text:p text:style-name="P124">Pull the changes from the GitHub (the remote repository) using the following command: git pull</text:p>
        </text:list-item>
        <text:list-item>
          <text:p text:style-name="P125">If there are no conflicts, the project folder will be updated to the most up-to-date project version on GitHub. Usually, you should make sure to pull from the remote repository before continuing to work on a project in your local repository, especially if you are working with multiple developers.</text:p>
        </text:list-item>
      </text:list>
      <text:p text:style-name="P126"/>
      <text:p text:style-name="P127"/>
      <text:soft-page-break/>
      <text:h text:style-name="P128" text:outline-level="1">Ressources</text:h>
      <text:p text:style-name="Normal"/>
      <text:p text:style-name="Normal"><text:a xlink:href="https://docs.ovh.com/ca/en/dedicated/creating-ssh-keys-dedicated/" office:target-frame-name="_top" xlink:show="replace"><text:span text:style-name="Hyperlink">Creating SSH keys | OVH Guides</text:span></text:a></text:p>
      <text:p text:style-name="Normal"><text:a xlink:href="https://docs.gitlab.com/ee/gitlab-basics/start-using-git.html" office:target-frame-name="_top" xlink:show="replace"><text:span text:style-name="Hyperlink">Start using Git on the command line | GitLab</text:span></text:a></text:p>
      <text:p text:style-name="Normal"><text:a xlink:href="https://gist.github.com/xirixiz/b6b0c6f4917ce17a90e00f9b60566278" office:target-frame-name="_top" xlink:show="replace"><text:span text:style-name="Hyperlink">Set up GitHub push with SSH keys · GitHub</text:span></text:a></text:p>
      <text:p text:style-name="P1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388in" fo:margin-bottom="0.0833in" fo:line-height="100%"/>
      <style:text-properties style:font-name="Liberation Sans" style:font-name-asian="Noto Sans CJK SC" fo:font-weight="bold" style:font-weight-asian="bold" style:font-weight-complex="bold" style:letter-kerning="true" fo:font-size="14pt" style:font-size-asian="14pt" style:font-size-complex="14pt" fo:language="en" fo:country="CA" style:language-asian="zh" style:country-asian="CN" style:language-complex="hi" style:country-complex="IN"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Liberation Sans" style:font-name-asian="Noto Sans CJK SC" style:font-name-complex="Times New Roman" fo:font-weight="bold" style:font-weight-asian="bold" style:font-weight-complex="bold" style:letter-kerning="true" fo:font-size="14pt" style:font-size-asian="14pt" style:font-size-complex="14pt" fo:language="en" fo:country="CA" style:language-asian="zh" style:country-asian="CN" style:language-complex="hi" style:country-complex="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 style:display-name="Standard" style:family="paragraph">
      <style:paragraph-properties fo:margin-bottom="0in" fo:line-height="100%"/>
      <style:text-properties style:font-name="Liberation Serif" style:font-name-asian="Noto Serif CJK SC" style:font-name-complex="Lohit Devanagari" style:letter-kerning="true" fo:font-size="12pt" style:font-size-asian="12pt" style:font-size-complex="12pt" fo:language="en" fo:country="CA" style:language-asian="zh" style:country-asian="CN" style:language-complex="hi" style:country-complex="IN"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6LVL1" style:family="text">
      <style:text-properties style:font-name="Symbol"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text-properties fo:color="#666666" fo:font-size="11pt" style:font-size-asian="11pt" style:font-size-complex="11pt" fo:language="fr" fo:country="CA"/>
    </style:style>
    <style:style style:name="P3" style:parent-style-name="Standard" style:family="paragraph">
      <style:paragraph-properties fo:line-height="150%"/>
      <style:text-properties fo:color="#666666" fo:font-size="11pt" style:font-size-asian="11pt" style:font-size-complex="11pt" fo:language="fr" fo:country="CA"/>
    </style:style>
    <style:style style:name="T4" style:parent-style-name="DefaultParagraphFont" style:family="text">
      <style:text-properties fo:color="#666666"/>
    </style:style>
    <style:style style:name="T5" style:parent-style-name="DefaultParagraphFont" style:family="text">
      <style:text-properties fo:color="#666666" fo:font-size="9pt" style:font-size-asian="9pt" style:font-size-complex="9pt"/>
    </style:style>
    <style:style style:name="T6" style:parent-style-name="DefaultParagraphFont" style:family="text">
      <style:text-properties fo:color="#000080" fo:font-size="9pt" style:font-size-asian="9pt" style:font-size-complex="9pt"/>
    </style:style>
    <style:style style:name="T7" style:parent-style-name="DefaultParagraphFont" style:family="text">
      <style:text-properties fo:color="#666666" fo:font-size="9pt" style:font-size-asian="9pt" style:font-size-complex="9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420-321-VA UNIX section 00001</text:p>
        <text:p text:style-name="P3">Veronique Karwowska</text:p>
        <text:p text:style-name="Standard"><text:span text:style-name="T4"><draw:frame draw:style-name="a0" draw:name="Image3" text:anchor-type="as-char" svg:x="0in" svg:y="0in" svg:width="0.62835in" svg:height="0.23071in" style:rel-width="scale" style:rel-height="scale"><draw:image xlink:href="media/image1.png" xlink:type="simple" xlink:show="embed" xlink:actuate="onLoad"/><svg:title>Creative Commons License</svg:title><svg:desc/></draw:frame></text:span><text:span text:style-name="T5">This work is licensed under a<text:s/></text:span><text:a xlink:href="http://creativecommons.org/licenses/by-nc-nd/4.0/" office:target-frame-name="_top" xlink:show="replace"><text:span text:style-name="T6">Creative Commons Attribution-NonCommercial-NoDerivatives 4.0 International License</text:span></text:a><text:span text:style-name="T7">.</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ministrator</meta:initial-creator>
    <dc:creator>Veronique Karwowska</dc:creator>
    <meta:creation-date>2021-12-04T04:49:00Z</meta:creation-date>
    <dc:date>2021-12-22T20:40:00Z</dc:date>
    <meta:template xlink:href="Normal.dotm" xlink:type="simple"/>
    <meta:editing-cycles>7</meta:editing-cycles>
    <meta:editing-duration>PT8220S</meta:editing-duration>
    <meta:document-statistic meta:page-count="6" meta:paragraph-count="17" meta:word-count="1339" meta:character-count="8960" meta:row-count="63" meta:non-whitespace-character-count="7638"/>
  </office:meta>
</office:document-meta>
</file>